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Esther Lyon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Friends. <text:s/>My words cannot remove the anguish of the/ separation. <text:s/>It will be felt--<text:span text:style-name="T2">because</text:span><text:span text:style-name="T3"> for God has so ordained--/ until time, a messenger of </text:span><text:span text:style-name="T2">goodness</text:span><text:span text:style-name="T3"> mercy, shall have relieved the/ intensity of grief. <text:s/>Then the absence of the loved one/ will be partly compensated for by the presence of dear/ objects almost ignored, while suffering the agonies </text:span><text:span text:style-name="T2">of</text:span><text:span text:style-name="T3"> caused by a sever-/-ance of this side of the grave. <text:s/>Not presuming there-/fore to effect what can never be quickly realized, </text:span><text:span text:style-name="T2">in a few days,</text:span><text:span text:style-name="T3">/ I shall keep respect fully silent upon the loss which a/ respected family have sustained. <text:s/>My sympathies are/ deep, and if the throbbings of human hearts could visibly/ convey the sentiments of brotherly commiseration, many/ would show how sincere are their wishes for the con-/-solation of all who now mourn./</text:span></text:p>
      <text:p text:style-name="P3"><text:span text:style-name="T3">Nature, and the Creator who has made it, will gradually/ allay the poignant sorrow </text:span><text:span text:style-name="T2">but</text:span><text:span text:style-name="T3"> brought on by a departure. <text:s/>But the virtues of the dear/ girl, whose spirit flow heavenward so soon, according/ to our imaginary reckonings, ought to receive </text:span><text:span text:style-name="T2">some</text:span><text:span text:style-name="T3"> at least a passing/ mention. <text:s/>It may prove an </text:span><text:span text:style-name="T2">stimulous</text:span><text:span text:style-name="T3"> incentive to those who/ still dwell on earth to follow righteousness. </text:span><text:span text:style-name="T2">g</text:span><text:span text:style-name="T3">/</text:span></text:p>
      <text:p text:style-name="P3"><text:span text:style-name="T3"/></text:p>
      <text:p text:style-name="P3"><text:span text:style-name="T3">[Page 2]</text:span></text:p>
      <text:p text:style-name="P3"><text:span text:style-name="T3">Gentle she was and tender in her feelings,/ thoughtful to prevent offence, unselfish to promote peace/ and goodwill. <text:s/>When she taught at the Hebrew/ Sunday School, I saw her often, and rejoiced because her/ earnestness and winning </text:span><text:span text:style-name="T2">manners</text:span><text:span text:style-name="T3"> ways ensured her full success./ <text:s/>When she ceased instructing, </text:span><text:span text:style-name="T2">in order</text:span><text:span text:style-name="T3"> to attend to </text:span><text:span text:style-name="T2">other</text:span><text:span text:style-name="T3"> household/ duties, the regret of her pupils testified to her worth./ <text:s/>I do not believe in the maxim that "the voice of/ the people is the voice of God." <text:s/>Frequently are/ communities </text:span><text:soft-page-break/><text:span text:style-name="T3">deceived, but there can be no error of judg-/-ment, when a retiring young woman, shrinking from/ extending her circle of acquaintances, remaining perfectly/ content with the exercising of her powers in her parental home/ and among a chosen few, is called by all who knew/ her "a lovely girl." <text:s/>My praises cannot raise my/ young sister in faith one step higher, in the sphere whence/ she beholds visions sublime and delightsome, but </text:span><text:span text:style-name="T2">a</text:span><text:span text:style-name="T3"> my slight reference/ to her character may </text:span><text:span text:style-name="T2">enamour with it</text:span><text:span text:style-name="T3"> be attended with blessings. <text:s/>Others of her age,/ whom she left behind to do a good work may become enamoured with it, and copy it. <text:s/>Oh! <text:s/>May the/ moral traits which beautified the sweet-faced Esther Lyons,/ be </text:span><text:span text:style-name="T2">copied by</text:span><text:span text:style-name="T3"> mirrored forth in her survivors. <text:s/></text:span><text:span text:style-name="T2">and may</text:span><text:span text:style-name="T3"> May her memory receive/ perpetuity in Philadelphia by deeds reproducing the/</text:span></text:p>
      <text:p text:style-name="P3"><text:span text:style-name="T3"/></text:p>
      <text:p text:style-name="P3"><text:span text:style-name="T3">[Page 3]</text:span></text:p>
      <text:p text:style-name="P3"><text:span text:style-name="T3">effects of her kind consideration and genuine affection./ <text:s/>Father? <text:s/>Thou whom the inspired Moses declared a God/ of faithfulness without wrong, just and upright, wouldst/ not have created death as a universal evil. <text:s/>Nay: Thou/ didst ordain it as a source of happiness unto those </text:span><text:span text:style-name="T2">whom</text:span><text:span text:style-name="T3">/ Thou didst endow with an intellectual soul. <text:s/>Oh! that/ we</text:span><text:span text:style-name="T2">r</text:span><text:span text:style-name="T3"> regarded the transition in its proper light, for/ then a temporary separation would be borne serenely./ <text:s/>We would not measure the length of our staying upon/ earth by our own meteyard. <text:s/>When the summons for/ the departure come, we would consider that our activity/ has ended here below to recommence in higher realms./ <text:s/>But Thou hast so shapen our </text:span><text:span text:style-name="T2">beings</text:span><text:span text:style-name="T3"> frames, that the chords/ of our hearts are unstrung at the removal of </text:span><text:span text:style-name="T2">loved ones</text:span><text:span text:style-name="T3"> cherished beings from/ our immediate surroundings. <text:s/>Thou knowest our weakness/ and mercifully upholdest us that we may not sink into/ despair. <text:s/>Sustain O Lord! these children of Thy people/ stricken with a sad bereavement. <text:s/>Bid comfort lodge in their/ midst. <text:s/>Grant that soon may they all look upwards with/ pious calmness, solaced by the assurance that the </text:span><text:span text:style-name="T2">dear</text:span><text:span text:style-name="T3"> loved/ one now so lamented is angelically exalted and celestially bea-/tified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2:13:32.38</meta:creation-date>
    <meta:document-statistic meta:table-count="0" meta:image-count="0" meta:object-count="0" meta:page-count="3" meta:paragraph-count="68" meta:word-count="793" meta:character-count="5047"/>
    <dc:date>2012-10-31T12:31:39.08</dc:date>
    <meta:editing-duration>PT46S</meta:editing-duration>
    <meta:editing-cycles>1</meta:editing-cycles>
    <meta:generator>OpenOffice.org/3.4.1$Win32 OpenOffice.org_project/341m1$Build-9593</meta:generator>
  </office:meta>
</office:document-meta>
</file>